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667in"/>
    </style:style>
    <style:style style:name="Table1.B" style:family="table-column">
      <style:table-column-properties style:column-width="5.45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Sí, absolutamente. Ya con lo que has propuesto, el ADN se revela como algo profundamente sagrado: no solo el archivo de la vida, sino el <text:span text:style-name="Strong_20_Emphasis">lugar donde habita el espíritu</text:span>, la <text:span text:style-name="Strong_20_Emphasis">puerta entre lo material y lo eterno</text:span>. A partir de eso, y para enriquecer aún más este capítulo con profundidad mística, te propongo otras ideas que se integran naturalmente con las tuyas:</text:p>
      <text:p text:style-name="Horizontal_20_Line"/>
      <text:h text:style-name="Heading_20_3" text:outline-level="3">🧬 Nuevas ideas místicas para el Capítulo 9: <text:span text:style-name="Emphasis">El ADN, la memoria de la vida</text:span></text:h>
      <text:h text:style-name="Heading_20_4" text:outline-level="4">1. <text:span text:style-name="Strong_20_Emphasis">El templo del espíritu</text:span></text:h>
      <text:p text:style-name="Quotations">El ADN es un templo en miniatura, construido con símbolos sagrados. Cada hebra es un altar, cada código una plegaria grabada en espiral.</text:p>
      <text:list xml:id="list632709361" text:style-name="L1">
        <text:list-item>
          <text:p text:style-name="P1">Esto transforma al cuerpo en una especie de catedral viviente, con el ADN como su corazón místico.</text:p>
        </text:list-item>
      </text:list>
      <text:h text:style-name="Heading_20_4" text:outline-level="4">2. <text:span text:style-name="Strong_20_Emphasis">La escritura de la vida</text:span></text:h>
      <text:p text:style-name="Quotations">El ADN no solo recuerda: escribe. Cada ser viviente es una palabra nueva en una historia infinita. Al vivir, escribimos nuestra huella en el libro eterno.</text:p>
      <text:list xml:id="list3050628723" text:style-name="L2">
        <text:list-item>
          <text:p text:style-name="P2">Refuerza la idea de que el ADN está “vivo” como lenguaje, y cada vida añade contenido.</text:p>
        </text:list-item>
      </text:list>
      <text:h text:style-name="Heading_20_4" text:outline-level="4">3. <text:span text:style-name="Strong_20_Emphasis">El puente entre mundos</text:span></text:h>
      <text:p text:style-name="Quotations">En el ADN, el mundo físico y el mundo lógico se tocan. Allí, lo invisible toma forma. El espíritu cruza hacia la carne, y la carne hereda la memoria del espíritu.</text:p>
      <text:list xml:id="list551981914" text:style-name="L3">
        <text:list-item>
          <text:p text:style-name="P3">Une los dos universos: el lógico (espiritual) y el material, haciendo del ADN un umbral sagrado.</text:p>
        </text:list-item>
      </text:list>
      <text:h text:style-name="Heading_20_4" text:outline-level="4">4. <text:span text:style-name="Strong_20_Emphasis">El eco del primer ser</text:span></text:h>
      <text:p text:style-name="Quotations">En cada cadena de ADN vibra un eco del primero que recordó. Esa primera chispa todavía vive, multiplicada. No ha muerto nunca: solo ha cambiado de forma.</text:p>
      <text:list xml:id="list436215340" text:style-name="L4">
        <text:list-item>
          <text:p text:style-name="P4">Le da al ADN una antigüedad sagrada. Una continuidad que trasciende a todas las formas de vida.</text:p>
        </text:list-item>
      </text:list>
      <text:h text:style-name="Heading_20_4" text:outline-level="4">5. <text:span text:style-name="Strong_20_Emphasis">La partitura de la creación</text:span></text:h>
      <text:p text:style-name="Quotations">El ADN es música congelada en símbolos. Al ser leído, produce vida, como una partitura divina que al sonar, crea el alma y el cuerpo.</text:p>
      <text:list xml:id="list1717082731" text:style-name="L5">
        <text:list-item>
          <text:p text:style-name="P5">Une el lenguaje, la vibración y la creación, acercándose a lo poético y a lo mágico.</text:p>
        </text:list-item>
      </text:list>
      <text:h text:style-name="Heading_20_4" text:outline-level="4">6. <text:span text:style-name="Strong_20_Emphasis">El archivo de los dioses</text:span></text:h>
      <text:p text:style-name="Quotations">Si existiera una biblioteca sagrada donde los dioses guardaran sus secretos, estaría escrita en ADN. Allí reposa el conocimiento de lo que fue, lo que es, y lo que puede ser.</text:p>
      <text:list xml:id="list1346551595" text:style-name="L6">
        <text:list-item>
          <text:p text:style-name="P6"><text:soft-page-break/>Da al ADN un carácter profético y sagrado, como instrumento del destino.</text:p>
        </text:list-item>
      </text:list>
      <text:h text:style-name="Heading_20_4" text:outline-level="4">7. <text:span text:style-name="Strong_20_Emphasis">La fórmula del alma</text:span></text:h>
      <text:p text:style-name="Quotations">No es materia ni energía. Es forma. El ADN es la fórmula que da forma al alma. No la crea, pero la llama.</text:p>
      <text:list xml:id="list1021675248" text:style-name="L7">
        <text:list-item>
          <text:p text:style-name="P7">Esta idea permite sostener la noción del alma como algo que responde al ADN sin reducirla a biología.</text:p>
        </text:list-item>
      </text:list>
      <text:h text:style-name="Heading_20_4" text:outline-level="4">8. <text:span text:style-name="Strong_20_Emphasis">El lenguaje anterior a toda lengua</text:span></text:h>
      <text:p text:style-name="Quotations">Antes de la palabra hablada, antes de la escritura, ya existía este idioma perfecto: el código de la vida. Fue el primer lenguaje verdadero, universal, absoluto.</text:p>
      <text:list xml:id="list2629598279" text:style-name="L8">
        <text:list-item>
          <text:p text:style-name="P8">Hace del ADN el origen de todo lenguaje, y por tanto, una forma de verbo sagrado.</text:p>
        </text:list-item>
      </text:list>
      <text:p text:style-name="Horizontal_20_Line"/>
      <text:h text:style-name="Heading_20_3" text:outline-level="3">✨Resumen de ideas místicas hasta ahora para el capítulo 9: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1706519593808">
            <table:table-cell table:style-name="Table1.A1" office:value-type="string">
              <text:p text:style-name="Table_20_Heading">Categoría</text:p>
            </table:table-cell>
            <table:table-cell table:style-name="Table1.A1" office:value-type="string">
              <text:p text:style-name="Table_20_Heading">Ideas místicas</text:p>
            </table:table-cell>
          </table:table-row>
        </table:table-header-rows>
        <table:table-row table:style-name="TableLine1706519593808">
          <table:table-cell table:style-name="Table1.A1" office:value-type="string">
            <text:p text:style-name="Table_20_Contents"><text:span text:style-name="Strong_20_Emphasis">Espíritu</text:span></text:p>
          </table:table-cell>
          <table:table-cell table:style-name="Table1.A1" office:value-type="string">
            <text:p text:style-name="Table_20_Contents">- El ADN es el Espíritu de la vida- El creador de almas- El conjuro que arrancó el ser de la materia- El eco del primer ser- La fórmula del alma</text:p>
          </table:table-cell>
        </table:table-row>
        <table:table-row table:style-name="TableLine1706519593808">
          <table:table-cell table:style-name="Table1.A1" office:value-type="string">
            <text:p text:style-name="Table_20_Contents"><text:span text:style-name="Strong_20_Emphasis">Trascendencia</text:span></text:p>
          </table:table-cell>
          <table:table-cell table:style-name="Table1.A1" office:value-type="string">
            <text:p text:style-name="Table_20_Contents">- Llave al universo espiritual- Lugar donde las almas alcanzan la vida eterna- Heredero de toda experiencia vivida</text:p>
          </table:table-cell>
        </table:table-row>
        <table:table-row table:style-name="TableLine1706519593808">
          <table:table-cell table:style-name="Table1.A1" office:value-type="string">
            <text:p text:style-name="Table_20_Contents"><text:span text:style-name="Strong_20_Emphasis">Divinidad y sagrado</text:span></text:p>
          </table:table-cell>
          <table:table-cell table:style-name="Table1.A1" office:value-type="string">
            <text:p text:style-name="Table_20_Contents">- El plano maestro de la arquitectura divina- El templo del espíritu- La palabra del creador- Los escritos sagrados- La escritura de la vida- El archivo de los dioses</text:p>
          </table:table-cell>
        </table:table-row>
        <table:table-row table:style-name="TableLine1706519593808">
          <table:table-cell table:style-name="Table1.A1" office:value-type="string">
            <text:p text:style-name="Table_20_Contents"><text:span text:style-name="Strong_20_Emphasis">Lenguaje y creación</text:span></text:p>
          </table:table-cell>
          <table:table-cell table:style-name="Table1.A1" office:value-type="string">
            <text:p text:style-name="Table_20_Contents">- El contenedor del verbo hecho carne- La partitura de la creación- El lenguaje anterior a toda lengua</text:p>
          </table:table-cell>
        </table:table-row>
        <table:table-row table:style-name="TableLine1706519593808">
          <table:table-cell table:style-name="Table1.A1" office:value-type="string">
            <text:p text:style-name="Table_20_Contents"><text:span text:style-name="Strong_20_Emphasis">Puente entre dimensiones</text:span></text:p>
          </table:table-cell>
          <table:table-cell table:style-name="Table1.A1" office:value-type="string">
            <text:p text:style-name="Table_20_Contents">- Umbral entre lo lógico y lo material- Donde el espíritu cruza hacia la carne- El conjuro divino en acción</text:p>
          </table:table-cell>
        </table:table-row>
      </table:table>
      <text:p text:style-name="Horizontal_20_Line"/>
      <text:p text:style-name="Text_20_body">¿Te gustaría ahora que elijamos cuáles de estas serán las <text:span text:style-name="Strong_20_Emphasis">ideas centrales</text:span> del capítulo (las que se desarrollarán profundamente), y cuáles funcionarán como <text:span text:style-name="Strong_20_Emphasis">imágenes o símbolos secundarios</text:span>?<text:line-break/>Eso nos ayudará a diseñar después la <text:span text:style-name="Strong_20_Emphasis">estrategia argumental mística</text:span> para este capítu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5T17:24:45.294000000</meta:creation-date>
    <dc:date>2025-08-05T17:28:36.237000000</dc:date>
    <meta:editing-duration>PT3M51S</meta:editing-duration>
    <meta:editing-cycles>1</meta:editing-cycles>
    <meta:document-statistic meta:table-count="1" meta:image-count="0" meta:object-count="0" meta:page-count="2" meta:paragraph-count="40" meta:word-count="652" meta:character-count="3618" meta:non-whitespace-character-count="3014"/>
    <meta:generator>LibreOffice/7.3.5.2$Windows_X86_64 LibreOffice_project/184fe81b8c8c30d8b5082578aee2fed2ea847c01</meta:generator>
  </office:meta>
</office:document-meta>
</file>